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C_031768.1</text:p>
          </table:table-cell>
          <table:table-cell office:value-type="float" office:value="77599382" calcext:value-type="float">
            <text:p>77599382</text:p>
          </table:table-cell>
          <table:table-cell office:value-type="float" office:value="77619678" calcext:value-type="float">
            <text:p>77619678</text:p>
          </table:table-cell>
        </table:table-row>
        <table:table-row table:style-name="ro1">
          <table:table-cell office:value-type="string" calcext:value-type="string">
            <text:p>NC_031769.1</text:p>
          </table:table-cell>
          <table:table-cell office:value-type="float" office:value="125961248" calcext:value-type="float">
            <text:p>125961248</text:p>
          </table:table-cell>
          <table:table-cell office:value-type="float" office:value="125985469" calcext:value-type="float">
            <text:p>125985469</text:p>
          </table:table-cell>
        </table:table-row>
        <table:table-row table:style-name="ro1">
          <table:table-cell office:value-type="string" calcext:value-type="string">
            <text:p>NC_031769.1</text:p>
          </table:table-cell>
          <table:table-cell office:value-type="float" office:value="117065251" calcext:value-type="float">
            <text:p>117065251</text:p>
          </table:table-cell>
          <table:table-cell office:value-type="float" office:value="117075162" calcext:value-type="float">
            <text:p>117075162</text:p>
          </table:table-cell>
        </table:table-row>
        <table:table-row table:style-name="ro1">
          <table:table-cell office:value-type="string" calcext:value-type="string">
            <text:p>NC_031769.1</text:p>
          </table:table-cell>
          <table:table-cell office:value-type="float" office:value="136761001" calcext:value-type="float">
            <text:p>136761001</text:p>
          </table:table-cell>
          <table:table-cell office:value-type="float" office:value="136781111" calcext:value-type="float">
            <text:p>136781111</text:p>
          </table:table-cell>
        </table:table-row>
        <table:table-row table:style-name="ro1">
          <table:table-cell office:value-type="string" calcext:value-type="string">
            <text:p>NC_031769.1</text:p>
          </table:table-cell>
          <table:table-cell office:value-type="float" office:value="47357939" calcext:value-type="float">
            <text:p>47357939</text:p>
          </table:table-cell>
          <table:table-cell office:value-type="float" office:value="47375483" calcext:value-type="float">
            <text:p>47375483</text:p>
          </table:table-cell>
        </table:table-row>
        <table:table-row table:style-name="ro1">
          <table:table-cell office:value-type="string" calcext:value-type="string">
            <text:p>NC_031770.1</text:p>
          </table:table-cell>
          <table:table-cell office:value-type="float" office:value="81510915" calcext:value-type="float">
            <text:p>81510915</text:p>
          </table:table-cell>
          <table:table-cell office:value-type="float" office:value="81581974" calcext:value-type="float">
            <text:p>81581974</text:p>
          </table:table-cell>
        </table:table-row>
        <table:table-row table:style-name="ro1">
          <table:table-cell office:value-type="string" calcext:value-type="string">
            <text:p>NC_031770.1</text:p>
          </table:table-cell>
          <table:table-cell office:value-type="float" office:value="58934020" calcext:value-type="float">
            <text:p>58934020</text:p>
          </table:table-cell>
          <table:table-cell office:value-type="float" office:value="58937770" calcext:value-type="float">
            <text:p>58937770</text:p>
          </table:table-cell>
        </table:table-row>
        <table:table-row table:style-name="ro1">
          <table:table-cell office:value-type="string" calcext:value-type="string">
            <text:p>NC_031771.1</text:p>
          </table:table-cell>
          <table:table-cell office:value-type="float" office:value="62631138" calcext:value-type="float">
            <text:p>62631138</text:p>
          </table:table-cell>
          <table:table-cell office:value-type="float" office:value="62650243" calcext:value-type="float">
            <text:p>62650243</text:p>
          </table:table-cell>
        </table:table-row>
        <table:table-row table:style-name="ro1">
          <table:table-cell office:value-type="string" calcext:value-type="string">
            <text:p>NC_031772.1</text:p>
          </table:table-cell>
          <table:table-cell office:value-type="float" office:value="15962426" calcext:value-type="float">
            <text:p>15962426</text:p>
          </table:table-cell>
          <table:table-cell office:value-type="float" office:value="15967533" calcext:value-type="float">
            <text:p>15967533</text:p>
          </table:table-cell>
        </table:table-row>
        <table:table-row table:style-name="ro1">
          <table:table-cell office:value-type="string" calcext:value-type="string">
            <text:p>NC_031772.1</text:p>
          </table:table-cell>
          <table:table-cell office:value-type="float" office:value="15638193" calcext:value-type="float">
            <text:p>15638193</text:p>
          </table:table-cell>
          <table:table-cell office:value-type="float" office:value="15664972" calcext:value-type="float">
            <text:p>15664972</text:p>
          </table:table-cell>
        </table:table-row>
        <table:table-row table:style-name="ro1">
          <table:table-cell office:value-type="string" calcext:value-type="string">
            <text:p>NC_031773.1</text:p>
          </table:table-cell>
          <table:table-cell office:value-type="float" office:value="48655070" calcext:value-type="float">
            <text:p>48655070</text:p>
          </table:table-cell>
          <table:table-cell office:value-type="float" office:value="48682064" calcext:value-type="float">
            <text:p>48682064</text:p>
          </table:table-cell>
        </table:table-row>
        <table:table-row table:style-name="ro1">
          <table:table-cell office:value-type="string" calcext:value-type="string">
            <text:p>NC_031774.1</text:p>
          </table:table-cell>
          <table:table-cell office:value-type="float" office:value="3866864" calcext:value-type="float">
            <text:p>3866864</text:p>
          </table:table-cell>
          <table:table-cell office:value-type="float" office:value="3874385" calcext:value-type="float">
            <text:p>3874385</text:p>
          </table:table-cell>
        </table:table-row>
        <table:table-row table:style-name="ro1">
          <table:table-cell office:value-type="string" calcext:value-type="string">
            <text:p>NC_031774.1</text:p>
          </table:table-cell>
          <table:table-cell office:value-type="float" office:value="39140973" calcext:value-type="float">
            <text:p>39140973</text:p>
          </table:table-cell>
          <table:table-cell office:value-type="float" office:value="39152092" calcext:value-type="float">
            <text:p>39152092</text:p>
          </table:table-cell>
        </table:table-row>
        <table:table-row table:style-name="ro1">
          <table:table-cell office:value-type="string" calcext:value-type="string">
            <text:p>NC_031775.1</text:p>
          </table:table-cell>
          <table:table-cell office:value-type="float" office:value="34314108" calcext:value-type="float">
            <text:p>34314108</text:p>
          </table:table-cell>
          <table:table-cell office:value-type="float" office:value="34341243" calcext:value-type="float">
            <text:p>34341243</text:p>
          </table:table-cell>
        </table:table-row>
        <table:table-row table:style-name="ro1">
          <table:table-cell office:value-type="string" calcext:value-type="string">
            <text:p>NC_031777.1</text:p>
          </table:table-cell>
          <table:table-cell office:value-type="float" office:value="15028983" calcext:value-type="float">
            <text:p>15028983</text:p>
          </table:table-cell>
          <table:table-cell office:value-type="float" office:value="15066439" calcext:value-type="float">
            <text:p>15066439</text:p>
          </table:table-cell>
        </table:table-row>
        <table:table-row table:style-name="ro1">
          <table:table-cell office:value-type="string" calcext:value-type="string">
            <text:p>NC_031779.1</text:p>
          </table:table-cell>
          <table:table-cell office:value-type="float" office:value="1509529" calcext:value-type="float">
            <text:p>1509529</text:p>
          </table:table-cell>
          <table:table-cell office:value-type="float" office:value="1524441" calcext:value-type="float">
            <text:p>1524441</text:p>
          </table:table-cell>
        </table:table-row>
        <table:table-row table:style-name="ro1">
          <table:table-cell office:value-type="string" calcext:value-type="string">
            <text:p>NC_031781.1 </text:p>
          </table:table-cell>
          <table:table-cell office:value-type="float" office:value="11443278" calcext:value-type="float">
            <text:p>11443278</text:p>
          </table:table-cell>
          <table:table-cell office:value-type="float" office:value="11466145" calcext:value-type="float">
            <text:p>11466145</text:p>
          </table:table-cell>
        </table:table-row>
        <table:table-row table:style-name="ro1">
          <table:table-cell office:value-type="string" calcext:value-type="string">
            <text:p>NC_031782.1</text:p>
          </table:table-cell>
          <table:table-cell office:value-type="float" office:value="10723850" calcext:value-type="float">
            <text:p>10723850</text:p>
          </table:table-cell>
          <table:table-cell office:value-type="float" office:value="10743031" calcext:value-type="float">
            <text:p>10743031</text:p>
          </table:table-cell>
        </table:table-row>
        <table:table-row table:style-name="ro1">
          <table:table-cell office:value-type="string" calcext:value-type="string">
            <text:p>NC_031783.1</text:p>
          </table:table-cell>
          <table:table-cell office:value-type="float" office:value="14703926" calcext:value-type="float">
            <text:p>14703926</text:p>
          </table:table-cell>
          <table:table-cell office:value-type="float" office:value="14722941" calcext:value-type="float">
            <text:p>14722941</text:p>
          </table:table-cell>
        </table:table-row>
        <table:table-row table:style-name="ro1">
          <table:table-cell office:value-type="string" calcext:value-type="string">
            <text:p>NC_031784.1</text:p>
          </table:table-cell>
          <table:table-cell office:value-type="float" office:value="12426588" calcext:value-type="float">
            <text:p>12426588</text:p>
          </table:table-cell>
          <table:table-cell office:value-type="string" calcext:value-type="string">
            <text:p>12450610)</text:p>
          </table:table-cell>
        </table:table-row>
        <table:table-row table:style-name="ro1">
          <table:table-cell office:value-type="string" calcext:value-type="string">
            <text:p>NC_031787.1</text:p>
          </table:table-cell>
          <table:table-cell office:value-type="float" office:value="6508290" calcext:value-type="float">
            <text:p>6508290</text:p>
          </table:table-cell>
          <table:table-cell office:value-type="float" office:value="6519404" calcext:value-type="float">
            <text:p>6519404</text:p>
          </table:table-cell>
        </table:table-row>
        <table:table-row table:style-name="ro1">
          <table:table-cell office:value-type="string" calcext:value-type="string">
            <text:p>NC_031788.1</text:p>
          </table:table-cell>
          <table:table-cell office:value-type="float" office:value="7535541" calcext:value-type="float">
            <text:p>7535541</text:p>
          </table:table-cell>
          <table:table-cell office:value-type="float" office:value="7553001" calcext:value-type="float">
            <text:p>7553001</text:p>
          </table:table-cell>
        </table:table-row>
        <table:table-row table:style-name="ro1">
          <table:table-cell office:value-type="string" calcext:value-type="string">
            <text:p>NC_031788.1</text:p>
          </table:table-cell>
          <table:table-cell office:value-type="float" office:value="10855682" calcext:value-type="float">
            <text:p>10855682</text:p>
          </table:table-cell>
          <table:table-cell office:value-type="float" office:value="10880503" calcext:value-type="float">
            <text:p>10880503</text:p>
          </table:table-cell>
        </table:table-row>
        <table:table-row table:style-name="ro1">
          <table:table-cell office:value-type="string" calcext:value-type="string">
            <text:p>NC_031788.1 </text:p>
          </table:table-cell>
          <table:table-cell office:value-type="float" office:value="11938490" calcext:value-type="float">
            <text:p>11938490</text:p>
          </table:table-cell>
          <table:table-cell office:value-type="float" office:value="11950290" calcext:value-type="float">
            <text:p>11950290</text:p>
          </table:table-cell>
        </table:table-row>
        <table:table-row table:style-name="ro1">
          <table:table-cell office:value-type="string" calcext:value-type="string">
            <text:p>NC_031792.1</text:p>
          </table:table-cell>
          <table:table-cell office:value-type="float" office:value="1497855" calcext:value-type="float">
            <text:p>1497855</text:p>
          </table:table-cell>
          <table:table-cell office:value-type="float" office:value="1502348" calcext:value-type="float">
            <text:p>1502348</text:p>
          </table:table-cell>
        </table:table-row>
        <table:table-row table:style-name="ro1">
          <table:table-cell office:value-type="string" calcext:value-type="string">
            <text:p>NC_031796.1</text:p>
          </table:table-cell>
          <table:table-cell office:value-type="float" office:value="1873152" calcext:value-type="float">
            <text:p>1873152</text:p>
          </table:table-cell>
          <table:table-cell office:value-type="float" office:value="1877367" calcext:value-type="float">
            <text:p>1877367</text:p>
          </table:table-cell>
        </table:table-row>
        <table:table-row table:style-name="ro1">
          <table:table-cell office:value-type="string" calcext:value-type="string">
            <text:p>NC_031799.1</text:p>
          </table:table-cell>
          <table:table-cell office:value-type="float" office:value="50977552" calcext:value-type="float">
            <text:p>50977552</text:p>
          </table:table-cell>
          <table:table-cell office:value-type="float" office:value="51072159" calcext:value-type="float">
            <text:p>51072159</text:p>
          </table:table-cell>
        </table:table-row>
        <table:table-row table:style-name="ro1">
          <table:table-cell office:value-type="string" calcext:value-type="string">
            <text:p>NW_015379312.1</text:p>
          </table:table-cell>
          <table:table-cell office:value-type="float" office:value="24790" calcext:value-type="float">
            <text:p>24790</text:p>
          </table:table-cell>
          <table:table-cell office:value-type="float" office:value="38353" calcext:value-type="float">
            <text:p>38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3:54:13.854030632</meta:creation-date>
    <dc:date>2022-07-15T13:55:01.261305149</dc:date>
    <meta:editing-duration>PT17S</meta:editing-duration>
    <meta:editing-cycles>1</meta:editing-cycles>
    <meta:document-statistic meta:table-count="1" meta:cell-count="84" meta:object-count="0"/>
    <meta:generator>LibreOffice/6.4.7.2$Linux_X86_64 LibreOffice_project/40$Build-2</meta:generator>
  </office:meta>
</office:document-meta>
</file>